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17.078cm" fo:min-width="1.334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0.004cm"/>
    </style:style>
    <style:style style:name="gr3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4.334cm" fo:min-width="18.308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1.147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929cm" fo:min-width="6.759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5.166cm" fo:min-width="18.21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05cm" fo:min-width="5.809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05cm" fo:min-width="4.447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05cm" fo:min-width="17.747cm" fo:padding-top="0.151cm" fo:padding-bottom="0.151cm" fo:padding-left="0.276cm" fo:padding-right="0.276cm"/>
    </style:style>
    <style:style style:name="gr10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5.096cm" fo:min-width="18.226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84cm" fo:min-width="7.548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84cm" fo:min-width="7.071cm" fo:padding-top="0.151cm" fo:padding-bottom="0.151cm" fo:padding-left="0.276cm" fo:padding-right="0.276cm"/>
    </style:style>
    <style:style style:name="gr13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16.844cm" fo:min-width="3.51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43cm" fo:min-width="16.444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8pt"/>
    </style:style>
    <style:style style:name="P3" style:family="paragraph">
      <loext:graphic-properties draw:fill="none" draw:fill-color="#ffffff"/>
      <style:text-properties fo:font-size="28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17.526cm" svg:x="1.508cm" svg:y="2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9.017cm" svg:height="1.352cm" draw:transform="rotate (1.5707963267949) translate (1.807cm 12.303cm)">
          <draw:text-box>
            <text:p text:style-name="P2">Políticas</text:p>
          </draw:text-box>
        </draw:frame>
        <draw:custom-shape draw:style-name="gr3" draw:text-style-name="P1" draw:layer="layout" svg:width="19.304cm" svg:height="5.08cm" svg:x="3.921cm" svg:y="2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12.7cm" svg:height="1.397cm" svg:x="6.715cm" svg:y="2.016cm">
          <draw:text-box>
            <text:p text:style-name="P4"><text:span text:style-name="T1">Aprendizaje e </text:span><text:span text:style-name="T1">investigación</text:span></text:p>
          </draw:text-box>
        </draw:frame>
        <draw:custom-shape draw:style-name="gr5" draw:text-style-name="P1" draw:layer="layout" svg:width="7.493cm" svg:height="2.413cm" svg:x="4.429cm" svg:y="4.048cm">
          <text:p text:style-name="P6">Herramientas para</text:p>
          <text:p text:style-name="P6">el aprendizaje y servici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7.493cm" svg:height="2.413cm" svg:x="13.029cm" svg:y="4.048cm">
          <text:p text:style-name="P6">Herramientas para</text:p>
          <text:p text:style-name="P6">las redes de investigac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9.304cm" svg:height="6.002cm" svg:x="3.922cm" svg:y="7.3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12.7cm" svg:height="1.397cm" svg:x="6.715cm" svg:y="7.217cm">
          <draw:text-box>
            <text:p text:style-name="P4"><text:span text:style-name="T1">Gestión de información</text:span></text:p>
          </draw:text-box>
        </draw:frame>
        <draw:custom-shape draw:style-name="gr7" draw:text-style-name="P1" draw:layer="layout" svg:width="6.477cm" svg:height="1.723cm" svg:x="4.429cm" svg:y="8.548cm">
          <text:p text:style-name="P6">Gestión de bibliotec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6.477cm" svg:height="1.723cm" svg:x="11.129cm" svg:y="8.548cm">
          <text:p text:style-name="P6">Bibliotecas digita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5.115cm" svg:height="1.723cm" svg:x="17.729cm" svg:y="8.548cm">
          <text:p text:style-name="P6">Repositorios</text:p>
          <text:p text:style-name="P6">instituciona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8.415cm" svg:height="1.723cm" svg:x="4.429cm" svg:y="10.779cm">
          <text:p text:style-name="P6">Herramientas para metadatos y servici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9.304cm" svg:height="5.924cm" svg:x="3.923cm" svg:y="13.6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12.7cm" svg:height="1.397cm" svg:x="6.715cm" svg:y="13.518cm">
          <draw:text-box>
            <text:p text:style-name="P4"><text:span text:style-name="T1">Control de autoridades</text:span></text:p>
          </draw:text-box>
        </draw:frame>
        <draw:custom-shape draw:style-name="gr11" draw:text-style-name="P1" draw:layer="layout" svg:width="8.382cm" svg:height="3.424cm" svg:x="4.429cm" svg:y="14.848cm">
          <text:p text:style-name="P6">Entradas de autoridad </text:p>
          <text:p text:style-name="P6">para nombres de </text:p>
          <text:p text:style-name="P6">personas y organizacion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7.905cm" svg:height="3.424cm" svg:x="13.529cm" svg:y="14.849cm">
          <text:p text:style-name="P6">Vocabularios controlados,</text:p>
          <text:p text:style-name="P6">taxonomías y tesaur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4.442cm" svg:height="17.526cm" svg:x="23.609cm" svg:y="2.0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9.017cm" svg:height="1.352cm" draw:transform="rotate (1.5707963267949) translate (23.507cm 12.304cm)">
          <draw:text-box>
            <text:p text:style-name="P2">Transversales</text:p>
          </draw:text-box>
        </draw:frame>
        <draw:custom-shape draw:style-name="gr14" draw:text-style-name="P1" draw:layer="layout" svg:width="17.018cm" svg:height="0.767cm" draw:transform="rotate (1.5707963267949) translate (25.125cm 19.288cm)">
          <text:p text:style-name="P6">Datos enlaz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17.018cm" svg:height="0.767cm" draw:transform="rotate (1.5707963267949) translate (26.225cm 19.288cm)">
          <text:p text:style-name="P6">Plataforma de prestación de servici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3T20:00:08.275788574</meta:creation-date>
    <dc:date>2018-10-23T20:26:20.949095026</dc:date>
    <meta:editing-duration>PT15M53S</meta:editing-duration>
    <meta:editing-cycles>4</meta:editing-cycles>
    <meta:generator>LibreOffice/6.0.6.2$Linux_X86_64 LibreOffice_project/00m0$Build-2</meta:generator>
    <meta:document-statistic meta:object-count="20"/>
  </office:meta>
</office:document-meta>
</file>